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Default_7e_LT_7e_Notizen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bold" officeooo:rsid="001e553d" officeooo:paragraph-rsid="00191f04" style:letter-kerning="true" style:font-name-asian="DejaVu Sans" style:font-size-asian="14pt" style:font-style-asian="normal" style:font-weight-asian="bold" style:font-name-complex="Liberation Sans1" style:font-size-complex="14pt" style:text-emphasize="none"/>
    </style:style>
    <style:style style:name="P2" style:family="paragraph" style:parent-style-name="Default_7e_LT_7e_Notizen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bold" officeooo:rsid="001ca801" officeooo:paragraph-rsid="00191f04" style:letter-kerning="true" style:font-name-asian="DejaVu Sans" style:font-size-asian="14pt" style:font-style-asian="normal" style:font-weight-asian="bold" style:font-name-complex="Liberation Sans1" style:font-size-complex="14pt" style:text-emphasize="none"/>
    </style:style>
    <style:style style:name="P3" style:family="paragraph" style:parent-style-name="Default_7e_LT_7e_Notizen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bold" officeooo:rsid="001e553d" officeooo:paragraph-rsid="00191f04" style:letter-kerning="true" style:font-name-asian="DejaVu Sans" style:font-size-asian="14pt" style:font-style-asian="normal" style:font-weight-asian="bold" style:font-name-complex="Liberation Sans1" style:font-size-complex="14pt" style:font-weight-complex="normal" style:text-emphasize="none"/>
    </style:style>
    <style:style style:name="P4" style:family="paragraph" style:parent-style-name="Default_7e_LT_7e_Notizen" style:list-style-name="L1">
      <loext:graphic-properties draw:fill="none"/>
      <style:paragraph-properties fo:text-align="justify" style:justify-single-word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bold" officeooo:rsid="00191f04" officeooo:paragraph-rsid="00191f04" style:letter-kerning="true" style:font-name-asian="DejaVu Sans" style:font-size-asian="14pt" style:font-style-asian="normal" style:font-weight-asian="bold" style:font-name-complex="Liberation Sans1" style:font-size-complex="14pt" style:font-weight-complex="bold" style:text-emphasize="none"/>
    </style:style>
    <style:style style:name="P5" style:family="paragraph" style:parent-style-name="Default_7e_LT_7e_Notizen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officeooo:rsid="00191f04" officeooo:paragraph-rsid="00191f04" style:letter-kerning="true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P6" style:family="paragraph" style:parent-style-name="Default_7e_LT_7e_Notizen">
      <loext:graphic-properties draw:fill="none"/>
      <style:paragraph-properties fo:text-align="justify" style:justify-single-word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officeooo:rsid="00191f04" officeooo:paragraph-rsid="00191f04" style:letter-kerning="true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P7" style:family="paragraph" style:parent-style-name="Default_7e_LT_7e_Notizen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officeooo:rsid="00191f04" officeooo:paragraph-rsid="00191f04" style:letter-kerning="true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P8" style:family="paragraph" style:parent-style-name="Default_7e_LT_7e_Notizen" style:list-style-name="L1">
      <loext:graphic-properties draw:fill="none"/>
      <style:paragraph-properties fo:text-align="justify" style:justify-single-word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officeooo:rsid="00191f04" officeooo:paragraph-rsid="00191f04" style:letter-kerning="true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P9" style:family="paragraph" style:parent-style-name="Default_7e_LT_7e_Notizen" style:list-style-name="L1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officeooo:rsid="00191f04" officeooo:paragraph-rsid="00191f04" style:letter-kerning="true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P10" style:family="paragraph" style:parent-style-name="Default_7e_LT_7e_Notizen" style:list-style-name="L2">
      <loext:graphic-properties draw:fill="none"/>
      <style:paragraph-properties fo:text-align="justify" style:justify-single-word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officeooo:rsid="00191f04" officeooo:paragraph-rsid="00191f04" style:letter-kerning="true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P11" style:family="paragraph" style:parent-style-name="Default_7e_LT_7e_Notizen" style:list-style-name="L1">
      <loext:graphic-properties draw:fill="none"/>
      <style:paragraph-properties fo:text-align="justify" style:justify-single-word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officeooo:rsid="001af5d8" officeooo:paragraph-rsid="001af5d8" style:letter-kerning="true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P12" style:family="paragraph" style:parent-style-name="Default_7e_LT_7e_Notizen" style:list-style-name="L1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officeooo:rsid="001c506d" officeooo:paragraph-rsid="001c506d" style:letter-kerning="true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P13" style:family="paragraph" style:parent-style-name="Default_7e_LT_7e_Notizen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/>
      <style:text-properties style:font-name="Arial" fo:font-size="14pt" fo:font-weight="bold" officeooo:paragraph-rsid="00191f04" style:font-size-asian="14pt" style:font-weight-asian="bold" style:font-size-complex="14pt"/>
    </style:style>
    <style:style style:name="P14" style:family="paragraph" style:parent-style-name="Default_7e_LT_7e_Notizen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" fo:font-size="14pt" fo:font-weight="bold" officeooo:rsid="001e553d" officeooo:paragraph-rsid="00191f04" style:font-size-asian="14pt" style:font-weight-asian="bold" style:font-size-complex="14pt"/>
    </style:style>
    <style:style style:name="T1" style:family="text">
      <style:text-properties officeooo:rsid="001ca801"/>
    </style:style>
    <style:style style:name="T2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style:letter-kerning="true" style:font-name-asian="DejaVu Sans" style:font-style-asian="normal" style:font-name-complex="Liberation Sans1" style:text-emphasize="none"/>
    </style:style>
    <style:style style:name="T3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1ca801" style:letter-kerning="true" style:font-name-asian="DejaVu Sans" style:font-style-asian="normal" style:font-name-complex="Liberation Sans1" style:text-emphasize="none"/>
    </style:style>
    <style:style style:name="T4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191f04" style:letter-kerning="true" style:font-name-asian="DejaVu Sans" style:font-style-asian="normal" style:font-name-complex="Liberation Sans1" style:text-emphasize="none"/>
    </style:style>
    <style:style style:name="T5" style:family="text">
      <style:text-properties officeooo:rsid="00191f0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af5d8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af5d8"/>
    </style:style>
    <style:style style:name="T10" style:family="text">
      <style:text-properties officeooo:rsid="001e05b9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Modulo 1 – Clase <text:span text:style-name="T5">6</text:span>: <text:span text:style-name="T1">Opera</text:span><text:span text:style-name="T5">dores</text:span><text:span text:style-name="T1"> </text:span><text:span text:style-name="T4">de Pertenencia e Identidad</text:span></text:p>
      <text:p text:style-name="P2"/>
      <text:p text:style-name="P14"><text:span text:style-name="T3">F</text:span><text:span text:style-name="T2">rame 1</text:span></text:p>
      <text:p text:style-name="P1">Objectivo: Presenatar <text:span text:style-name="T5">operadores de pertenencia e identidad</text:span></text:p>
      <text:p text:style-name="P1">Speach:</text:p>
      <text:p text:style-name="P5">Python cuenta con otros dos tipos de operadores que, son:</text:p>
      <text:list xml:id="list2619958495" text:style-name="L2">
        <text:list-item>
          <text:p text:style-name="P10">Los <text:span text:style-name="T6">operadores</text:span> de <text:span text:style-name="T6">pertenencia</text:span></text:p>
        </text:list-item>
        <text:list-item>
          <text:p text:style-name="P10">Los <text:span text:style-name="T6">operadores</text:span> de <text:span text:style-name="T6">identidad</text:span></text:p>
        </text:list-item>
      </text:list>
      <text:p text:style-name="P5"/>
      <text:p text:style-name="P14"><text:span text:style-name="T3">F</text:span><text:span text:style-name="T2">rame </text:span><text:span text:style-name="T4">2</text:span></text:p>
      <text:p text:style-name="P1">Objectivo: Presenatar <text:span text:style-name="T5">operadores de pertenencia </text:span></text:p>
      <text:p text:style-name="P3">Speach:</text:p>
      <text:list xml:id="list3939221472" text:style-name="L1">
        <text:list-header>
          <text:p text:style-name="P9">Los <text:span text:style-name="T6">operadores</text:span> de <text:span text:style-name="T6">pertenencia</text:span>, se dividen en:</text:p>
        </text:list-header>
        <text:list-item>
          <text:p text:style-name="P4"><text:span text:style-name="T8">el</text:span> operador in<text:span text:style-name="T8">, este operador nos permite identificar si un dato se encuentra incluido dentro de determinado dato estructurado. En el caso que el dato se encuentre incluido obtendremos como resultado </text:span>True<text:span text:style-name="T8"> y en caso contrario </text:span>False</text:p>
        </text:list-item>
        <text:list-item>
          <text:p text:style-name="P4"><text:span text:style-name="T8">Por otro lado, se encuentra el </text:span>operador not in<text:span text:style-name="T8">, que básicamente consiste en negar la respuesta del </text:span>operador in<text:span text:style-name="T8">, es decir, nos obtendremos </text:span>False <text:span text:style-name="T8">si el dato si se encuentra incluido y </text:span>True <text:span text:style-name="T8">en el caso que no.</text:span></text:p>
        </text:list-item>
      </text:list>
      <text:p text:style-name="P5"/>
      <text:p text:style-name="P14"><text:span text:style-name="T3">F</text:span><text:span text:style-name="T2">rame </text:span><text:span text:style-name="T4">3</text:span></text:p>
      <text:p text:style-name="P1">Objectivo: Presenatar <text:span text:style-name="T5">operadores de pertenencia en diccionarios</text:span></text:p>
      <text:p text:style-name="P3">Speach:</text:p>
      <text:list xml:id="list161749816480729" text:continue-numbering="true" text:style-name="L1">
        <text:list-header>
          <text:p text:style-name="P9">Como se meciono, los <text:span text:style-name="T6">operadores de pertencia </text:span>se pueden aplicar con cualquier tipo de <text:span text:style-name="T6">dato</text:span> <text:span text:style-name="T6">estructurado</text:span>. </text:p>
          <text:p text:style-name="P9">Pero en el caso de los <text:span text:style-name="T6">diccionarios</text:span>, se debe saber que por defecto solo se realizara la comparación con el campo de las palabras claves, es decir, que si quisieramos verificar si el diccionario incluye o no determinado dato en el campo de valor tendríamos que adicionar a la derecha del diccionario <text:span text:style-name="T6">.values()</text:span></text:p>
        </text:list-header>
      </text:list>
      <text:p text:style-name="P5"><text:span text:style-name="T6"/></text:p>
      <text:p text:style-name="P5"><text:span text:style-name="T6">Frame 4</text:span></text:p>
      <text:p text:style-name="P1">Objectivo: Presenatar <text:span text:style-name="T5">operadores de identidad</text:span></text:p>
      <text:p text:style-name="P3"><text:span text:style-name="T6">Speach:</text:span></text:p>
      <text:list xml:id="list161751126341173" text:continue-numbering="true" text:style-name="L1">
        <text:list-header>
          <text:p text:style-name="P9">Como último tipo de operador incluido por Python, se mecionara los <text:span text:style-name="T6">operadores</text:span> de <text:span text:style-name="T6">identidad</text:span>, este tipo de operadores también se dividen en dos:</text:p>
        </text:list-header>
        <text:list-item>
          <text:p text:style-name="P8">En el operador <text:span text:style-name="T6">is</text:span>, que <text:span text:style-name="T9">verifica si dos datos emplean la misma ubicación de memoría, en el caso que si utilicen la misma ubicación de memoría devolvera </text:span><text:span text:style-name="T7">True</text:span><text:span text:style-name="T9"> en caso contrario </text:span><text:span text:style-name="T7">False</text:span></text:p>
        </text:list-item>
        <text:list-item>
          <text:p text:style-name="P11">El otro operador es la negación del anterior, es decir, <text:span text:style-name="T6">not is</text:span>, entonces obtendremos <text:span text:style-name="T6">True </text:span>cuando los datos se refieren a ubicaciones de <text:soft-page-break/>memoria diferente y <text:span text:style-name="T6">False </text:span>cuando usan la misma ubicación de memoria.</text:p>
          <text:p text:style-name="P12">Los operadores de identidad se pueden usar tanto sobre las variables como sobre los datos explicitamente. Sin embargo, se recomienda solo usarlos con variables y en el caso contrario, se recomienta usar el operador <text:span text:style-name="T10">de comparación </text:span>de igualdad ==.</text:p>
        </text:list-item>
      </text:list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5:20:19.495212547</meta:creation-date>
    <dc:date>2024-03-08T15:46:40.355580350</dc:date>
    <meta:editing-duration>PT10M19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25" meta:word-count="353" meta:character-count="2114" meta:non-whitespace-character-count="1794"/>
  </office:meta>
</office:document-meta>
</file>